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3" style:family="table">
      <style:table-properties style:width="14.94cm" table:align="center"/>
    </style:style>
    <style:style style:name="Table3.A" style:family="table-column">
      <style:table-column-properties style:column-width="4.731cm"/>
    </style:style>
    <style:style style:name="Table3.B" style:family="table-column">
      <style:table-column-properties style:column-width="10.209cm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8" style:family="table">
      <style:table-properties style:width="14.938cm" fo:margin-left="1.307cm" fo:margin-right="1.344cm" table:align="margins"/>
    </style:style>
    <style:style style:name="Table8.A" style:family="table-column">
      <style:table-column-properties style:column-width="4.26cm" style:rel-column-width="18687*"/>
    </style:style>
    <style:style style:name="Table8.B" style:family="table-column">
      <style:table-column-properties style:column-width="10.679cm" style:rel-column-width="46848*"/>
    </style:style>
    <style:style style:name="Table8.1" style:family="table-row">
      <style:table-row-properties fo:background-color="#0000ff">
        <style:background-image/>
      </style:table-row-properties>
    </style:style>
    <style:style style:name="Table8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8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8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8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5" style:family="table">
      <style:table-properties style:width="14.938cm" fo:margin-left="1.307cm" fo:margin-right="1.344cm" table:align="margins"/>
    </style:style>
    <style:style style:name="Table5.A" style:family="table-column">
      <style:table-column-properties style:column-width="4.26cm" style:rel-column-width="18687*"/>
    </style:style>
    <style:style style:name="Table5.B" style:family="table-column">
      <style:table-column-properties style:column-width="10.679cm" style:rel-column-width="46848*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5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5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5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" style:family="table">
      <style:table-properties style:width="14.938cm" fo:margin-left="1.307cm" fo:margin-right="1.344cm" table:align="margins"/>
    </style:style>
    <style:style style:name="Table1.A" style:family="table-column">
      <style:table-column-properties style:column-width="4.26cm" style:rel-column-width="18687*"/>
    </style:style>
    <style:style style:name="Table1.B" style:family="table-column">
      <style:table-column-properties style:column-width="10.679cm" style:rel-column-width="46848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" style:family="table">
      <style:table-properties style:width="14.938cm" fo:margin-left="1.307cm" fo:margin-right="1.344cm" table:align="margins"/>
    </style:style>
    <style:style style:name="Table2.A" style:family="table-column">
      <style:table-column-properties style:column-width="4.26cm" style:rel-column-width="18687*"/>
    </style:style>
    <style:style style:name="Table2.B" style:family="table-column">
      <style:table-column-properties style:column-width="10.679cm" style:rel-column-width="46848*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1" style:family="table">
      <style:table-properties style:width="14.938cm" fo:margin-left="1.307cm" fo:margin-right="1.344cm" table:align="margins"/>
    </style:style>
    <style:style style:name="Table11.A" style:family="table-column">
      <style:table-column-properties style:column-width="4.26cm" style:rel-column-width="18687*"/>
    </style:style>
    <style:style style:name="Table11.B" style:family="table-column">
      <style:table-column-properties style:column-width="10.679cm" style:rel-column-width="46848*"/>
    </style:style>
    <style:style style:name="Table11.1" style:family="table-row">
      <style:table-row-properties fo:background-color="#0000ff">
        <style:background-image/>
      </style:table-row-properties>
    </style:style>
    <style:style style:name="Table1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2" style:family="table">
      <style:table-properties style:width="14.938cm" fo:margin-left="1.307cm" fo:margin-right="1.344cm" table:align="margins"/>
    </style:style>
    <style:style style:name="Table12.A" style:family="table-column">
      <style:table-column-properties style:column-width="4.26cm" style:rel-column-width="18687*"/>
    </style:style>
    <style:style style:name="Table12.B" style:family="table-column">
      <style:table-column-properties style:column-width="10.679cm" style:rel-column-width="46848*"/>
    </style:style>
    <style:style style:name="Table12.1" style:family="table-row">
      <style:table-row-properties fo:background-color="#0000ff">
        <style:background-image/>
      </style:table-row-properties>
    </style:style>
    <style:style style:name="Table1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4" style:family="table">
      <style:table-properties style:width="14.94cm" table:align="center"/>
    </style:style>
    <style:style style:name="Table4.A" style:family="table-column">
      <style:table-column-properties style:column-width="4.731cm"/>
    </style:style>
    <style:style style:name="Table4.B" style:family="table-column">
      <style:table-column-properties style:column-width="10.209cm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6" style:family="table">
      <style:table-properties style:width="14.938cm" fo:margin-left="1.307cm" fo:margin-right="1.344cm" table:align="margins"/>
    </style:style>
    <style:style style:name="Table6.A" style:family="table-column">
      <style:table-column-properties style:column-width="4.26cm" style:rel-column-width="18687*"/>
    </style:style>
    <style:style style:name="Table6.B" style:family="table-column">
      <style:table-column-properties style:column-width="10.679cm" style:rel-column-width="46848*"/>
    </style:style>
    <style:style style:name="Table6.1" style:family="table-row">
      <style:table-row-properties fo:background-color="#0000ff">
        <style:background-image/>
      </style:table-row-properties>
    </style:style>
    <style:style style:name="Table6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6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6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6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Method_20_Body">
      <style:paragraph-properties fo:margin-left="0cm" fo:margin-right="0cm" fo:text-indent="0cm" style:auto-text-indent="false"/>
    </style:style>
    <style:style style:name="P3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style:font-size-asian="11pt" style:font-size-complex="11pt"/>
    </style:style>
    <style:style style:name="P4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P5" style:family="paragraph" style:parent-style-name="Method_20_Code_20_Listing">
      <style:text-properties fo:color="#000080"/>
    </style:style>
    <style:style style:name="P6" style:family="paragraph" style:parent-style-name="Code_20_Listing">
      <style:text-properties fo:color="#000080"/>
    </style:style>
    <style:style style:name="P7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8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9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fo:color="#0000ff"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11" style:family="paragraph" style:parent-style-name="Criteria_20_Body" style:list-style-name="L1"/>
    <style:style style:name="P12" style:family="paragraph" style:parent-style-name="Coding_20_Title">
      <style:paragraph-properties fo:break-before="page"/>
    </style:style>
    <style:style style:name="P13" style:family="paragraph" style:parent-style-name="Method_20_Title">
      <style:paragraph-properties fo:break-before="page"/>
    </style:style>
    <style:style style:name="P14" style:family="paragraph" style:parent-style-name="Method_20_Body">
      <style:paragraph-properties fo:margin-left="0cm" fo:margin-right="0cm" fo:text-indent="0cm" style:auto-text-indent="false"/>
    </style:style>
    <style:style style:name="P15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style:font-size-asian="11pt" style:font-size-complex="11pt"/>
    </style:style>
    <style:style style:name="P16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style:font-size-asian="11pt" style:font-size-complex="11pt"/>
    </style:style>
    <style:style style:name="P17" style:family="paragraph" style:parent-style-name="Method_20_Body">
      <style:paragraph-properties fo:margin-left="1.251cm" fo:margin-right="0cm" fo:text-indent="0cm" style:auto-text-indent="false"/>
    </style:style>
    <style:style style:name="P18" style:family="paragraph" style:parent-style-name="Method_20_Body">
      <style:paragraph-properties fo:break-before="page"/>
    </style:style>
    <style:style style:name="P19" style:family="paragraph" style:parent-style-name="Method_20_Code_20_Listing">
      <style:text-properties fo:color="#000080"/>
    </style:style>
    <style:style style:name="P20" style:family="paragraph" style:parent-style-name="Method_20_Code_20_Listing">
      <style:text-properties fo:color="#0000ff"/>
    </style:style>
    <style:style style:name="P21" style:family="paragraph" style:parent-style-name="Code_20_Listing">
      <style:text-properties fo:color="#000080"/>
    </style:style>
    <style:style style:name="P22" style:family="paragraph" style:parent-style-name="Code_20_Listing">
      <style:paragraph-properties fo:break-before="page"/>
      <style:text-properties fo:color="#000080"/>
    </style:style>
    <style:style style:name="P23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24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25" style:family="paragraph" style:parent-style-name="Table_20_Contents">
      <style:text-properties fo:color="#0000ff"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26" style:family="paragraph" style:parent-style-name="Method_20_Listing_20_Title">
      <style:paragraph-properties fo:break-before="page"/>
    </style:style>
    <style:style style:name="P27" style:family="paragraph" style:parent-style-name="Standard" style:list-style-name="L1"/>
    <style:style style:name="P28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0000f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80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808080"/>
    </style:style>
    <style:style style:name="T8" style:family="text">
      <style:text-properties fo:font-size="10pt"/>
    </style:style>
    <style:style style:name="T9" style:family="text">
      <style:text-properties style:font-size-asian="10pt"/>
    </style:style>
    <style:style style:name="T10" style:family="text">
      <style:text-properties style:font-size-complex="10pt"/>
    </style:style>
    <style:style style:name="T11" style:family="text">
      <style:text-properties fo:color="#660000"/>
    </style:style>
    <style:style style:name="T12" style:family="text">
      <style:text-properties fo:color="#00ae00"/>
    </style:style>
    <style:style style:name="T13" style:family="text">
      <style:text-properties fo:color="#008200"/>
    </style:style>
    <style:style style:name="T14" style:family="text">
      <style:text-properties style:font-name="Monospace"/>
    </style:style>
    <style:style style:name="T15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16" style:family="text">
      <style:text-properties style:font-name-asian="Monospace"/>
    </style:style>
    <style:style style:name="T17" style:family="text">
      <style:text-properties style:font-name-asian="Monospace" style:font-name-complex="Monospace"/>
    </style:style>
    <style:style style:name="T18" style:family="text">
      <style:text-properties style:font-name-complex="Monospac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Class_20_Title" text:outline-level="1">Serialize\FileIO</text:h>
      <text:p text:style-name="Class_20_Description"/>
      <text:p text:style-name="Class_20_Description">The <text:span text:style-name="Class_20_Variables"><text:span text:style-name="T6">Serialize\FileIO</text:span></text:span> is a memory-cache adapter for the Serialize class functions.</text:p>
      <text:p text:style-name="Class_20_Description"/>
      <text:h text:style-name="Criteria_20_Title" text:outline-level="2">Design criteria and considerations.</text:h>
      <text:p text:style-name="Criteria_20_Body"/>
      <text:p text:style-name="Criteria_20_Body">Among the design considerations for the <text:span text:style-name="Class_20_Variables">Serialize\FileIO</text:span> class are:</text:p>
      <text:p text:style-name="Criteria_20_Body"/>
      <text:list xml:id="list53770094" text:style-name="L1">
        <text:list-item>
          <text:p text:style-name="P11">Uses the <text:span text:style-name="Class_20_Variables">Library\Serialize</text:span> namespace;</text:p>
        </text:list-item>
        <text:list-item>
          <text:p text:style-name="P27">Uses <text:span text:style-name="Class_20_Variables">Library\Error</text:span>;</text:p>
        </text:list-item>
        <text:list-item>
          <text:p text:style-name="P27">Implements the <text:span text:style-name="Class_20_Variables">Serialize\iSerialize</text:span> interface.</text:p>
        </text:list-item>
      </text:list>
      <text:p text:style-name="Standard"/>
      <text:h text:style-name="P26" text:outline-level="4">Class Properties</text:h>
      <text:p text:style-name="Method_20_Body"/>
      <text:p text:style-name="Method_20_Body">The <text:span text:style-name="Class_20_Variables">Serialize\FileIO</text:span> class defines the following properties:</text:p>
      <text:p text:style-name="Method_20_Body"/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">Property</text:p>
          </table:table-cell>
          <table:table-cell table:style-name="Table4.B1" office:value-type="string">
            <text:p text:style-name="P7">Description</text:p>
          </table:table-cell>
        </table:table-row>
        <table:table-row>
          <table:table-cell table:style-name="Table4.A2" office:value-type="string">
            <text:p text:style-name="P9"><text:span text:style-name="T12">$properties</text:span></text:p>
          </table:table-cell>
          <table:table-cell table:style-name="Table4.B2" office:value-type="string">
            <text:p text:style-name="Method_20_Table_20_Description">Property class instance containing Serialize properties.</text:p>
          </table:table-cell>
        </table:table-row>
        <table:table-row>
          <table:table-cell table:style-name="Table4.A2" office:value-type="string">
            <text:p text:style-name="P9"><text:span text:style-name="T12">$buffer</text:span></text:p>
          </table:table-cell>
          <table:table-cell table:style-name="Table4.B2" office:value-type="string">
            <text:p text:style-name="P2">The memory-cache buffer.</text:p>
          </table:table-cell>
        </table:table-row>
        <table:table-row>
          <table:table-cell table:style-name="Table4.A2" office:value-type="string">
            <text:p text:style-name="P9"><text:span text:style-name="T12">$fileio</text:span></text:p>
          </table:table-cell>
          <table:table-cell table:style-name="Table4.B2" office:value-type="string">
            <text:p text:style-name="P3"><text:span text:style-name="T17">Library\FileIO factory generated object</text:span>.</text:p>
          </table:table-cell>
        </table:table-row>
      </table:table>
      <text:p text:style-name="Standard"/>
      <text:p text:style-name="Method_20_Body"/>
      <text:h text:style-name="Method_20_Listing_20_Title" text:outline-level="4">Class Methods</text:h>
      <text:p text:style-name="Method_20_Body"/>
      <text:p text:style-name="Method_20_Body">The <text:span text:style-name="Class_20_Variables">Serialize\FileIO</text:span> class defines the following methods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Method</text:p>
          </table:table-cell>
          <table:table-cell table:style-name="Table3.B1" office:value-type="string">
            <text:p text:style-name="P7">Description</text:p>
          </table:table-cell>
        </table:table-row>
        <table:table-row>
          <table:table-cell table:style-name="Table3.A2" office:value-type="string">
            <text:p text:style-name="P9">__construct</text:p>
          </table:table-cell>
          <table:table-cell table:style-name="Table3.B2" office:value-type="string">
            <text:p text:style-name="Method_20_Table_20_Description">Class constructor</text:p>
          </table:table-cell>
        </table:table-row>
        <table:table-row>
          <table:table-cell table:style-name="Table3.A2" office:value-type="string">
            <text:p text:style-name="P9">__destruct</text:p>
          </table:table-cell>
          <table:table-cell table:style-name="Table3.B2" office:value-type="string">
            <text:p text:style-name="Method_20_Table_20_Description">Class destructor</text:p>
          </table:table-cell>
        </table:table-row>
        <table:table-row>
          <table:table-cell table:style-name="Table3.A2" office:value-type="string">
            <text:p text:style-name="P8"><text:a xlink:type="simple" xlink:href="#connect"><text:span text:style-name="T1">connect</text:span></text:a></text:p>
          </table:table-cell>
          <table:table-cell table:style-name="Table3.B2" office:value-type="string">
            <text:p text:style-name="Method_20_Table_20_Description">Connect the caller.</text:p>
          </table:table-cell>
        </table:table-row>
        <table:table-row>
          <table:table-cell table:style-name="Table3.A2" office:value-type="string">
            <text:p text:style-name="P9"><text:a xlink:type="simple" xlink:href="#disconnect">disconnect</text:a></text:p>
          </table:table-cell>
          <table:table-cell table:style-name="Table3.B2" office:value-type="string">
            <text:p text:style-name="Method_20_Table_20_Description">Disconnect the caller.</text:p>
          </table:table-cell>
        </table:table-row>
        <table:table-row>
          <table:table-cell table:style-name="Table3.A2" office:value-type="string">
            <text:p text:style-name="P9"><text:a xlink:type="simple" xlink:href="#read">read</text:a></text:p>
          </table:table-cell>
          <table:table-cell table:style-name="Table3.B2" office:value-type="string">
            <text:p text:style-name="P2">Read the object from the supplied source without unserializing.</text:p>
          </table:table-cell>
        </table:table-row>
        <table:table-row>
          <table:table-cell table:style-name="Table3.A2" office:value-type="string">
            <text:p text:style-name="P9"><text:a xlink:type="simple" xlink:href="#write">write</text:a></text:p>
          </table:table-cell>
          <table:table-cell table:style-name="Table3.B2" office:value-type="string">
            <text:p text:style-name="P2">Store the pre-serialized data.</text:p>
          </table:table-cell>
        </table:table-row>
        <table:table-row>
          <table:table-cell table:style-name="Table3.A2" office:value-type="string">
            <text:p text:style-name="P9"><text:a xlink:type="simple" xlink:href="#source">source</text:a></text:p>
          </table:table-cell>
          <table:table-cell table:style-name="Table3.B2" office:value-type="string">
            <text:p text:style-name="P2">(Sets and) returns the source name.</text:p>
          </table:table-cell>
        </table:table-row>
        <table:table-row>
          <table:table-cell table:style-name="Table3.A2" office:value-type="string">
            <text:p text:style-name="P9"><text:a xlink:type="simple" xlink:href="#adapter">adapter</text:a></text:p>
          </table:table-cell>
          <table:table-cell table:style-name="Table3.B2" office:value-type="string">
            <text:p text:style-name="P2">Returns the adapter class property.</text:p>
          </table:table-cell>
        </table:table-row>
        <table:table-row>
          <table:table-cell table:style-name="Table3.A2" office:value-type="string">
            <text:p text:style-name="P9"><text:a xlink:type="simple" xlink:href="#properties">properties</text:a></text:p>
          </table:table-cell>
          <table:table-cell table:style-name="Table3.B2" office:value-type="string">
            <text:p text:style-name="Method_20_Table_20_Description">(Sets and) returns the Property instance.</text:p>
          </table:table-cell>
        </table:table-row>
        <table:table-row>
          <table:table-cell table:style-name="Table3.A2" office:value-type="string">
            <text:p text:style-name="P9"><text:a xlink:type="simple" xlink:href="#buffer">buffer</text:a></text:p>
          </table:table-cell>
          <table:table-cell table:style-name="Table3.B2" office:value-type="string">
            <text:p text:style-name="Method_20_Table_20_Description">Returns the cache buffer.</text:p>
          </table:table-cell>
        </table:table-row>
      </table:table>
      <text:p text:style-name="Standard"/>
      <text:h text:style-name="Method_20_Listing_20_Title" text:outline-level="4"/>
      <text:h text:style-name="P13" text:outline-level="5">__construct</text:h>
      <text:p text:style-name="Method_20_Body"/>
      <text:p text:style-name="Method_20_Body">Class constructor.</text:p>
      <text:p text:style-name="Method_20_Body"/>
      <text:p text:style-name="Method_20_Code_20_Listing"><text:span text:style-name="T2">/**</text:span></text:p>
      <text:p text:style-name="P20"><text:s/>* __construct</text:p>
      <text:p text:style-name="P20"><text:s/>*</text:p>
      <text:p text:style-name="P20"><text:s/>* Class constructor</text:p>
      <text:p text:style-name="P20"><text:s/>* <text:span text:style-name="T3">@param</text:span> array $properties = (optional) Library\Properties instance</text:p>
      <text:p text:style-name="P20"><text:s/>*/</text:p>
      <text:p text:style-name="P20">public function __construct($properties=null)</text:p>
      <text:p text:style-name="P20">{</text:p>
      <text:p text:style-name="P20"><text:tab/>$this-&gt;properties($properties);</text:p>
      <text:p text:style-name="P20"><text:tab/>$this-&gt;properties-&gt;setProperties(array('FileIO_Mode' <text:tab/>=&gt; 'r',</text:p>
      <text:p text:style-name="P20"><text:s text:c="26"/><text:tab/><text:tab/><text:tab/> <text:s text:c="5"/>'FileIO_Adapter'<text:tab/>=&gt; 'fileobject'),</text:p>
      <text:p text:style-name="P20"><text:tab/><text:tab/><text:tab/><text:tab/><text:tab/> <text:s text:c="5"/>false);</text:p>
      <text:p text:style-name="P20"/>
      <text:p text:style-name="P20"><text:tab/>$this-&gt;buffer = '';</text:p>
      <text:p text:style-name="P20"><text:span text:style-name="T15">}</text:span></text:p>
      <text:p text:style-name="Method_20_Body"/>
      <text:p text:style-name="Method_20_Body">The <text:span text:style-name="Class_20_Variables">__construct </text:span>method expects a single, mandatory parameter:</text:p>
      <text:p text:style-name="Method_20_Body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">Properties</text:p>
          </table:table-cell>
          <table:table-cell table:style-name="Table6.B1" office:value-type="string">
            <text:p text:style-name="P7">Description</text:p>
          </table:table-cell>
        </table:table-row>
        <table:table-row>
          <table:table-cell table:style-name="Table6.A2" office:value-type="string">
            <text:p text:style-name="P10">$properties</text:p>
          </table:table-cell>
          <table:table-cell table:style-name="Table6.B2" office:value-type="string">
            <text:p text:style-name="P3">Adapter properties in a <text:span text:style-name="Class_20_Variables">Properties</text:span> object or array.</text:p>
          </table:table-cell>
        </table:table-row>
      </table:table>
      <text:p text:style-name="Method_20_Body"/>
      <text:p text:style-name="Method_20_Body">The <text:span text:style-name="Class_20_Variables">$properties</text:span> parameter is passed to the properties method to be stored.</text:p>
      <text:p text:style-name="Method_20_Body"/>
      <text:p text:style-name="Method_20_Body">If the <text:span text:style-name="Class_20_Variables">$properties</text:span> parameter is false, a <text:span text:style-name="Class_20_Variables">Serialize\Exception</text:span> is thrown.</text:p>
      <text:p text:style-name="Method_20_Body"/>
      <text:p text:style-name="Method_20_Body">The <text:span text:style-name="Class_20_Variables">$adapter</text:span> class property is set to null, and the <text:span text:style-name="Class_20_Variables">$buffer</text:span> and <text:span text:style-name="Class_20_Variables">$source</text:span> class properties are set to empty strings.</text:p>
      <text:p text:style-name="Method_20_Body"/>
      <text:p text:style-name="Method_20_Body">The <text:span text:style-name="Class_20_Variables">$properties</text:span> parameter is passed to the <text:span text:style-name="Class_20_Variables">properties</text:span> method and the returned value is used to call the <text:span text:style-name="Class_20_Variables">exists</text:span> method, passing the '<text:span text:style-name="Class_20_Variables">Serialize_Source</text:span>' string. <text:s/>If the result is true, the <text:span text:style-name="Class_20_Variables">$source</text:span> class property is assigned the value of the '<text:span text:style-name="Class_20_Variables">Serialize_Source</text:span>' element from the <text:span text:style-name="Class_20_Variables">$properties</text:span> class property.</text:p>
      <text:p text:style-name="Method_20_Body"/>
      <text:p text:style-name="Method_20_Body"/>
      <text:h text:style-name="P13" text:outline-level="5">__destruct</text:h>
      <text:p text:style-name="Method_20_Body"/>
      <text:p text:style-name="Method_20_Body">Class destructor.</text:p>
      <text:p text:style-name="Method_20_Body"/>
      <text:p text:style-name="Method_20_Code_20_Listing"><text:span text:style-name="T5">/**</text:span></text:p>
      <text:p text:style-name="P5"><text:s/>* __destruct</text:p>
      <text:p text:style-name="P5"><text:s/>*</text:p>
      <text:p text:style-name="P5"><text:s/>* Class destructor</text:p>
      <text:p text:style-name="P5"><text:s/>*/</text:p>
      <text:p text:style-name="P5">public function __destruct()</text:p>
      <text:p text:style-name="P5">{</text:p>
      <text:p text:style-name="P5">}</text:p>
      <text:p text:style-name="Method_20_Body"/>
      <text:p text:style-name="Method_20_Body"/>
      <text:p text:style-name="Method_20_Body"/>
      <text:h text:style-name="P13" text:outline-level="5"><text:bookmark-start text:name="connect"/><text:bookmark-start text:name="__construct"/>c<text:bookmark-end text:name="__construct"/>onnect<text:bookmark-end text:name="connect"/></text:h>
      <text:p text:style-name="Method_20_Body"/>
      <text:p text:style-name="Method_20_Body">Connect to the adapter.</text:p>
      <text:p text:style-name="Method_20_Body"/>
      <text:p text:style-name="Method_20_Code_20_Listing"><text:span text:style-name="T2">/**</text:span></text:p>
      <text:p text:style-name="P20"><text:s/>* connect.</text:p>
      <text:p text:style-name="P20"><text:s/>*</text:p>
      <text:p text:style-name="P20"><text:s/>* Connect to the adapter.</text:p>
      <text:p text:style-name="P20"><text:s/>* <text:span text:style-name="T3">@param</text:span> array $properties = (optional) Properties object instance.</text:p>
      <text:p text:style-name="P20"><text:s/>* <text:span text:style-name="T3">@throws</text:span> Library\Factory\Exception, Library\FileIO\Exception.</text:p>
      <text:p text:style-name="P20"><text:s/>*/</text:p>
      <text:p text:style-name="P20">public function connect($properties=null)</text:p>
      <text:p text:style-name="P20">{</text:p>
      <text:p text:style-name="P20"><text:tab/>$this-&gt;properties($properties);</text:p>
      <text:p text:style-name="P20"/>
      <text:p text:style-name="P20"><text:tab/>if ($this-&gt;fileio)</text:p>
      <text:p text:style-name="P20"><text:tab/>{</text:p>
      <text:p text:style-name="P20"><text:tab/><text:tab/>$this-&gt;disconnect();</text:p>
      <text:p text:style-name="P20"><text:tab/>}</text:p>
      <text:p text:style-name="P20"/>
      <text:p text:style-name="P20"><text:tab/>$this-&gt;fileio = </text:p>
      <text:p text:style-name="P20"><text:tab/> <text:s text:c="2"/>\Library\FileIO\Factory::instantiateClass($this-&gt;properties-&gt;FileIO_Adapter, </text:p>
      <text:p text:style-name="P20"><text:tab/><text:tab/><text:tab/><text:tab/><text:tab/><text:tab/><text:tab/> <text:s/>$this-&gt;properties-&gt;Serialize_Source,</text:p>
      <text:p text:style-name="P20"><text:tab/><text:tab/><text:tab/><text:tab/><text:tab/><text:tab/><text:tab/> <text:s/>$this-&gt;properties-&gt;FileIO_Mode);</text:p>
      <text:p text:style-name="P20"><text:span text:style-name="T15">}</text:span></text:p>
      <text:p text:style-name="Method_20_Body"/>
      <text:p text:style-name="Method_20_Body">The <text:span text:style-name="T3">connect</text:span> class expects a single, optional parameter:</text:p>
      <text:p text:style-name="Method_20_Body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7">Properties</text:p>
          </table:table-cell>
          <table:table-cell table:style-name="Table8.B1" office:value-type="string">
            <text:p text:style-name="P7">Description</text:p>
          </table:table-cell>
        </table:table-row>
        <table:table-row>
          <table:table-cell table:style-name="Table8.A2" office:value-type="string">
            <text:p text:style-name="P10">$properties</text:p>
          </table:table-cell>
          <table:table-cell table:style-name="Table8.B2" office:value-type="string">
            <text:p text:style-name="P3">Adapter properties in a <text:span text:style-name="Class_20_Variables">Properties</text:span> object.</text:p>
          </table:table-cell>
        </table:table-row>
      </table:table>
      <text:p text:style-name="Method_20_Body"/>
      <text:p text:style-name="Method_20_Body">The <text:span text:style-name="Class_20_Variables">$properties</text:span> method is called to store the <text:span text:style-name="Class_20_Variables">$properties</text:span> parameter, if it is not null.</text:p>
      <text:p text:style-name="Method_20_Body"/>
      <text:p text:style-name="Method_20_Body">The <text:span text:style-name="Class_20_Variables">$fileio</text:span> class property is checked – if it is not null (or false), the <text:span text:style-name="Class_20_Variables">disconnect</text:span> method is called.</text:p>
      <text:p text:style-name="Method_20_Body"/>
      <text:p text:style-name="Method_20_Body">The <text:span text:style-name="Class_20_Variables">instantateClass</text:span> method of the <text:span text:style-name="Class_20_Variables">FileIO\Factory</text:span> class is passed the 3 <text:span text:style-name="Class_20_Variables">$properties</text:span> class object fields: <text:span text:style-name="Class_20_Variables">FileIO_Adapter</text:span>, <text:span text:style-name="Class_20_Variables">Serialize_Source</text:span> and <text:span text:style-name="Class_20_Variables">FileIO_Mode</text:span>. <text:s/>The result is stored in the <text:span text:style-name="Class_20_Variables">$fileio</text:span> class property.</text:p>
      <text:p text:style-name="Method_20_Body"/>
      <text:p text:style-name="Method_20_Body">If an error occurs either a <text:span text:style-name="Class_20_Variables">Serialize\Exception</text:span> or a <text:span text:style-name="Class_20_Variables">FileIO\Exception</text:span> is thrown.</text:p>
      <text:p text:style-name="Method_20_Body"/>
      <text:p text:style-name="Method_20_Body"/>
      <text:p text:style-name="Method_20_Body"/>
      <text:h text:style-name="P13" text:outline-level="5"><text:bookmark-start text:name="disconnect"/><text:bookmark-start text:name="__destruct"/>d<text:bookmark-end text:name="__destruct"/>isconnect<text:bookmark-end text:name="disconnect"/></text:h>
      <text:p text:style-name="Method_20_Body"/>
      <text:p text:style-name="Method_20_Body">Disconnect the caller.</text:p>
      <text:p text:style-name="Method_20_Body"/>
      <text:p text:style-name="P5">/**</text:p>
      <text:p text:style-name="P5"><text:s/>* disconnect.</text:p>
      <text:p text:style-name="P5"><text:s/>*</text:p>
      <text:p text:style-name="P5"><text:s/>* Disconnect the caller.</text:p>
      <text:p text:style-name="P5"><text:s/>* <text:span text:style-name="T3">@return</text:span> boolean true = successful, false = unable to disconnect.</text:p>
      <text:p text:style-name="P5"><text:s/>*/</text:p>
      <text:p text:style-name="P5">public function disconnect()</text:p>
      <text:p text:style-name="P5">{</text:p>
      <text:p text:style-name="Method_20_Code_20_Listing"><text:span text:style-name="T4"><text:tab/></text:span><text:span text:style-name="T5">unset($this-&gt;fileio);</text:span></text:p>
      <text:p text:style-name="Method_20_Code_20_Listing"><text:tab/>return true;</text:p>
      <text:p text:style-name="P5">}</text:p>
      <text:p text:style-name="Method_20_Body"/>
      <text:p text:style-name="Method_20_Body">The <text:span text:style-name="Class_20_Variables">$fileio</text:span> class property is destroyed by calling the PHP <text:span text:style-name="T3">unset</text:span> function, <text:s/>disconnecting any existing connection.</text:p>
      <text:p text:style-name="Method_20_Body"/>
      <text:p text:style-name="Method_20_Body">A boolean true is returned.</text:p>
      <text:p text:style-name="Method_20_Body"/>
      <text:p text:style-name="Method_20_Body"/>
      <text:h text:style-name="P13" text:outline-level="5"><text:bookmark-start text:name="read"/>read<text:bookmark-end text:name="read"/></text:h>
      <text:p text:style-name="Method_20_Body"/>
      <text:p text:style-name="Method_20_Body">Read the object from the specified source without unserializing.</text:p>
      <text:p text:style-name="Method_20_Body"/>
      <text:p text:style-name="P5">/**</text:p>
      <text:p text:style-name="P5"><text:s/>* read</text:p>
      <text:p text:style-name="P5"><text:s/>*</text:p>
      <text:p text:style-name="P5"><text:s/>* Read the object from the specified source without unserializing.</text:p>
      <text:p text:style-name="P5"><text:s/>* <text:span text:style-name="T3">@param</text:span> string $source = (optional) source name</text:p>
      <text:p text:style-name="P5"><text:s/>* <text:span text:style-name="T3">@return</text:span> string $buffer = response buffer</text:p>
      <text:p text:style-name="P5"><text:s/>* <text:span text:style-name="T3">@throws</text:span> Exception</text:p>
      <text:p text:style-name="P5"><text:s/>*/</text:p>
      <text:p text:style-name="P5">public function read($source=null)</text:p>
      <text:p text:style-name="P5">{</text:p>
      <text:p text:style-name="Method_20_Code_20_Listing"><text:span text:style-name="T4"><text:tab/></text:span><text:span text:style-name="T5">if (! $this-&gt;properties)</text:span></text:p>
      <text:p text:style-name="P5"><text:tab/>{</text:p>
      <text:p text:style-name="P5"><text:tab/><text:tab/>throw new Exception (Error::code('MissingRequiredProperties'));</text:p>
      <text:p text:style-name="P5"><text:tab/>}</text:p>
      <text:p text:style-name="P5"/>
      <text:p text:style-name="P5"><text:tab/>$this-&gt;properties-&gt;FileIO_Mode = 'r';</text:p>
      <text:p text:style-name="P5"/>
      <text:p text:style-name="P5"><text:tab/>if (! $this-&gt;source($source))</text:p>
      <text:p text:style-name="P5"><text:tab/>{</text:p>
      <text:p text:style-name="P5"><text:tab/><text:tab/>throw new Exception(Error::code('MissingFilename'));</text:p>
      <text:p text:style-name="P5"><text:tab/>}</text:p>
      <text:p text:style-name="P5"/>
      <text:p text:style-name="P5"><text:tab/>$this-&gt;connect();</text:p>
      <text:p text:style-name="P5"/>
      <text:p text:style-name="P5"><text:tab/>$this-&gt;buffer = '';</text:p>
      <text:p text:style-name="P5"><text:tab/>foreach($this-&gt;fileio as $lineNumber =&gt; $line)</text:p>
      <text:p text:style-name="P5"><text:tab/>{</text:p>
      <text:p text:style-name="P5"><text:tab/><text:tab/>$this-&gt;buffer .= $line;</text:p>
      <text:p text:style-name="P5"><text:tab/>}</text:p>
      <text:p text:style-name="P5"/>
      <text:p text:style-name="P5"><text:tab/>return $this-&gt;buffer;</text:p>
      <text:p text:style-name="Method_20_Code_20_Listing"><text:span text:style-name="T5">}</text:span></text:p>
      <text:p text:style-name="Method_20_Body"/>
      <text:p text:style-name="Method_20_Body">The <text:span text:style-name="T3">read</text:span> method expects a single, optional parameter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7">Properties</text:p>
          </table:table-cell>
          <table:table-cell table:style-name="Table5.B1" office:value-type="string">
            <text:p text:style-name="P7">Description</text:p>
          </table:table-cell>
        </table:table-row>
        <table:table-row>
          <table:table-cell table:style-name="Table5.A2" office:value-type="string">
            <text:p text:style-name="P10">$source</text:p>
          </table:table-cell>
          <table:table-cell table:style-name="Table5.B2" office:value-type="string">
            <text:p text:style-name="P4">The source name.</text:p>
          </table:table-cell>
        </table:table-row>
      </table:table>
      <text:p text:style-name="Method_20_Body"/>
      <text:p text:style-name="Method_20_Body">If the <text:span text:style-name="Class_20_Variables">$properties</text:span> class property is false (or null), a <text:span text:style-name="Class_20_Variables">Serialize\Exception</text:span> is thrown.</text:p>
      <text:p text:style-name="Method_20_Body"/>
      <text:p text:style-name="Method_20_Body">The <text:span text:style-name="Class_20_Variables">FileIO_Mode</text:span> property of the <text:span text:style-name="Class_20_Variables">$properties</text:span> class object is set to '<text:span text:style-name="Class_20_Variables">r</text:span>'.</text:p>
      <text:p text:style-name="Method_20_Body"/>
      <text:p text:style-name="Method_20_Body">The <text:span text:style-name="Class_20_Variables">$source</text:span> parameter is passed to the <text:span text:style-name="Class_20_Variables">source</text:span> method to be stored. <text:s/>If the returned result is false (or null), a <text:span text:style-name="Class_20_Variables">Serialize\Exception</text:span> is thrown.</text:p>
      <text:p text:style-name="Method_20_Body"/>
      <text:p text:style-name="Method_20_Body">The <text:span text:style-name="Class_20_Variables">connect</text:span> method is called to create the new connection. <text:s/>If an error occurs, a Serialize\Exception or <text:span text:style-name="Class_20_Variables">FileIO\Exception</text:span> is thrown.</text:p>
      <text:p text:style-name="Method_20_Body"/>
      <text:p text:style-name="Method_20_Body"/>
      <text:p text:style-name="P18">The <text:span text:style-name="Class_20_Variables">$buffer</text:span> class property is set to an empty string and a control loop is entered:</text:p>
      <text:p text:style-name="Method_20_Body"/>
      <text:p text:style-name="P17">The next line is read from <text:span text:style-name="Class_20_Variables">$fileio</text:span> and stored as <text:span text:style-name="Class_20_Variables">$lineNumber</text:span> and <text:span text:style-name="Class_20_Variables">$line</text:span> method variables. <text:s/>On end-of-file or a read error, the control loop is exited.</text:p>
      <text:p text:style-name="P17"/>
      <text:p text:style-name="P17">The data in the <text:span text:style-name="Class_20_Variables">$line</text:span> method variable is appended to the end of the <text:span text:style-name="Class_20_Variables">$buffer</text:span> class property.</text:p>
      <text:p text:style-name="P2"/>
      <text:p text:style-name="Method_20_Body">The <text:span text:style-name="Class_20_Variables">$buffer</text:span> class property is returned.</text:p>
      <text:p text:style-name="Method_20_Body"/>
      <text:p text:style-name="Method_20_Body"/>
      <text:h text:style-name="P13" text:outline-level="5"><text:bookmark-start text:name="write"/>write<text:bookmark-end text:name="write"/></text:h>
      <text:p text:style-name="Method_20_Body"/>
      <text:p text:style-name="Method_20_Body">Write the object to the designated source.</text:p>
      <text:p text:style-name="Method_20_Body"/>
      <text:p text:style-name="P5">/**</text:p>
      <text:p text:style-name="P5"><text:s/>* write</text:p>
      <text:p text:style-name="P5"><text:s/>*</text:p>
      <text:p text:style-name="P5"><text:s/>* Write the object to the designated source.</text:p>
      <text:p text:style-name="P5"><text:s/>* <text:span text:style-name="T3">@param</text:span> string $buffer = A reference to the buffer to be written.</text:p>
      <text:p text:style-name="P5"><text:s/>* <text:span text:style-name="T3">@param</text:span> string $source = (optional) source name</text:p>
      <text:p text:style-name="P5"><text:s/>* <text:span text:style-name="T3">@throws</text:span> Exception</text:p>
      <text:p text:style-name="P5"><text:s/>*/</text:p>
      <text:p text:style-name="P5">public function write(&amp;$buffer, $source=null)</text:p>
      <text:p text:style-name="P28"><text:tab/>{</text:p>
      <text:p text:style-name="Method_20_Code_20_Listing"><text:span text:style-name="T4"><text:tab/></text:span><text:span text:style-name="T5">if (! $buffer)</text:span></text:p>
      <text:p text:style-name="P5"><text:tab/>{</text:p>
      <text:p text:style-name="P5"><text:tab/><text:tab/>throw new Exception(Error::code('EmptyBuffer'));</text:p>
      <text:p text:style-name="P5"><text:tab/>}</text:p>
      <text:p text:style-name="P5"/>
      <text:p text:style-name="P5"><text:tab/>if (! $this-&gt;source($source))</text:p>
      <text:p text:style-name="P5"><text:tab/>{</text:p>
      <text:p text:style-name="P5"><text:tab/><text:tab/>throw new Exception(Error::code('MissingFilename'));</text:p>
      <text:p text:style-name="P5"><text:tab/>}</text:p>
      <text:p text:style-name="P5"/>
      <text:p text:style-name="P5"><text:tab/>if (! $this-&gt;properties)</text:p>
      <text:p text:style-name="P5"><text:tab/>{</text:p>
      <text:p text:style-name="P5"><text:tab/><text:tab/>throw new Exception (Error::code('MissingRequiredProperties'));</text:p>
      <text:p text:style-name="P5"><text:tab/>}</text:p>
      <text:p text:style-name="P5"/>
      <text:p text:style-name="P5"><text:tab/>$this-&gt;properties-&gt;FileIO_Mode = 'w';</text:p>
      <text:p text:style-name="P5"/>
      <text:p text:style-name="P5"><text:tab/>$this-&gt;connect();</text:p>
      <text:p text:style-name="P5"/>
      <text:p text:style-name="P5"><text:tab/>if (! $this-&gt;fileio-&gt;fwrite($buffer, strlen($buffer)))</text:p>
      <text:p text:style-name="P5"><text:tab/>{</text:p>
      <text:p text:style-name="P5"><text:tab/><text:tab/>throw new Exception(Error::code('FileWriteError'));</text:p>
      <text:p text:style-name="P5"><text:tab/>}</text:p>
      <text:p text:style-name="Method_20_Code_20_Listing"><text:span text:style-name="T5">}</text:span></text:p>
      <text:p text:style-name="Method_20_Body"/>
      <text:p text:style-name="Method_20_Body">The <text:span text:style-name="T3">write</text:span> class expects a single, mandatory parameter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Properties</text:p>
          </table:table-cell>
          <table:table-cell table:style-name="Table1.B1" office:value-type="string">
            <text:p text:style-name="P7">Description</text:p>
          </table:table-cell>
        </table:table-row>
        <table:table-row>
          <table:table-cell table:style-name="Table1.A2" office:value-type="string">
            <text:p text:style-name="P10">$buffer</text:p>
          </table:table-cell>
          <table:table-cell table:style-name="Table1.B2" office:value-type="string">
            <text:p text:style-name="P4">A reference to the buffer to be written.</text:p>
          </table:table-cell>
        </table:table-row>
      </table:table>
      <text:p text:style-name="Method_20_Body"/>
      <text:p text:style-name="Method_20_Body">and a single, optional parameter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Properties</text:p>
          </table:table-cell>
          <table:table-cell table:style-name="Table2.B1" office:value-type="string">
            <text:p text:style-name="P7">Description</text:p>
          </table:table-cell>
        </table:table-row>
        <table:table-row>
          <table:table-cell table:style-name="Table2.A2" office:value-type="string">
            <text:p text:style-name="P10">$source</text:p>
          </table:table-cell>
          <table:table-cell table:style-name="Table2.B2" office:value-type="string">
            <text:p text:style-name="P4">The source name.</text:p>
          </table:table-cell>
        </table:table-row>
      </table:table>
      <text:p text:style-name="Method_20_Body"/>
      <text:p text:style-name="Method_20_Body">If the <text:span text:style-name="Class_20_Variables">$buffer</text:span> parameter is false, a <text:span text:style-name="Class_20_Variables">Serialize\Exception</text:span> is thrown.</text:p>
      <text:p text:style-name="Method_20_Body"/>
      <text:p text:style-name="Method_20_Body">The <text:span text:style-name="Class_20_Variables">$source</text:span> parameter is passed to the <text:span text:style-name="Class_20_Variables">source</text:span> method to store, if it is not null. <text:s/>If the returned result if false (or null), a <text:span text:style-name="Class_20_Variables">Serialize\Exception</text:span> is thrown.</text:p>
      <text:p text:style-name="Method_20_Body"/>
      <text:p text:style-name="Method_20_Body">If the <text:span text:style-name="Class_20_Variables">$properties</text:span> class property is false (or null), a <text:span text:style-name="Class_20_Variables">Serialize\Exception</text:span> is thrown.</text:p>
      <text:p text:style-name="Method_20_Body"><text:soft-page-break/></text:p>
      <text:p text:style-name="Method_20_Body">The <text:span text:style-name="Class_20_Variables">FileIO_Mode</text:span> property <text:s/>of the <text:span text:style-name="Class_20_Variables">$fileio</text:span> class property is set to '<text:span text:style-name="Class_20_Variables">w</text:span>'.</text:p>
      <text:p text:style-name="Method_20_Body"/>
      <text:p text:style-name="Method_20_Body">The <text:span text:style-name="T3">connect</text:span> method is called to complete the connection to the file. <text:s/>If an error occurs, a <text:span text:style-name="Class_20_Variables">Serialize\Exception</text:span> or a <text:span text:style-name="Class_20_Variables">FileIO\Exception</text:span> is thrown.</text:p>
      <text:p text:style-name="Method_20_Body"/>
      <text:p text:style-name="Method_20_Body">The <text:span text:style-name="Class_20_Variables">$buffer</text:span> parameter and the length of the buffer, as given by the PHP <text:span text:style-name="T3">strlen</text:span> function referencing the <text:span text:style-name="Class_20_Variables">$buffer</text:span> class property, are passed to the <text:span text:style-name="Class_20_Variables">fwrite</text:span> method of the <text:span text:style-name="Class_20_Variables">$fileio</text:span> class property. <text:s/>If the result is false, a <text:span text:style-name="Class_20_Variables">FileIO\Exception</text:span> is thrown.</text:p>
      <text:p text:style-name="Method_20_Body"/>
      <text:p text:style-name="Method_20_Body"/>
      <text:h text:style-name="P13" text:outline-level="5"><text:bookmark-start text:name="source"/>source<text:bookmark-end text:name="source"/></text:h>
      <text:p text:style-name="Method_20_Body"/>
      <text:p text:style-name="Method_20_Body">(Sets and) returns the source name.</text:p>
      <text:p text:style-name="Method_20_Body"/>
      <text:p text:style-name="P5">/**</text:p>
      <text:p text:style-name="P5"><text:s/>* source</text:p>
      <text:p text:style-name="P5"><text:s/>*</text:p>
      <text:p text:style-name="P5"><text:s/>* (Sets and) returns the source name.</text:p>
      <text:p text:style-name="P5"><text:s/>* <text:span text:style-name="T3">@param</text:span> string $source = (optional) source name, null to query</text:p>
      <text:p text:style-name="P5"><text:s/>* <text:span text:style-name="T3">@return</text:span> string $source</text:p>
      <text:p text:style-name="P5"><text:s/>*/</text:p>
      <text:p text:style-name="P5">public function source($source=null)</text:p>
      <text:p text:style-name="Method_20_Code_20_Listing"><text:span text:style-name="T5">{</text:span></text:p>
      <text:p text:style-name="Method_20_Code_20_Listing"><text:span text:style-name="T4"><text:tab/></text:span><text:span text:style-name="T5">if ($source !== null)</text:span></text:p>
      <text:p text:style-name="P5"><text:tab/>{</text:p>
      <text:p text:style-name="P5"><text:tab/><text:tab/>$this-&gt;properties-&gt;Serialize_Source = $source;</text:p>
      <text:p text:style-name="P5"><text:tab/>}</text:p>
      <text:p text:style-name="P5"/>
      <text:p text:style-name="P5"><text:tab/>return $this-&gt;properties-&gt;Serialize_Source;</text:p>
      <text:p text:style-name="Method_20_Code_20_Listing"><text:span text:style-name="T15">}</text:span></text:p>
      <text:p text:style-name="Method_20_Body"/>
      <text:p text:style-name="Method_20_Body">The <text:span text:style-name="Class_20_Variables">source</text:span> method expects a single, optional parameter:</text:p>
      <text:p text:style-name="Method_20_Body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7">Properties</text:p>
          </table:table-cell>
          <table:table-cell table:style-name="Table11.B1" office:value-type="string">
            <text:p text:style-name="P7">Description</text:p>
          </table:table-cell>
        </table:table-row>
        <table:table-row>
          <table:table-cell table:style-name="Table11.A2" office:value-type="string">
            <text:p text:style-name="P10">$source</text:p>
          </table:table-cell>
          <table:table-cell table:style-name="Table11.B2" office:value-type="string">
            <text:p text:style-name="P4">The source/destination name.</text:p>
          </table:table-cell>
        </table:table-row>
      </table:table>
      <text:p text:style-name="Method_20_Body"/>
      <text:p text:style-name="Method_20_Body">If the <text:span text:style-name="Class_20_Variables">$source</text:span> parameter is not null, the <text:span text:style-name="Class_20_Variables">$source</text:span> parameter is stored in the <text:span text:style-name="Class_20_Variables">Serialize_Source</text:span> property of the <text:span text:style-name="Class_20_Variables">$properties</text:span> class property.</text:p>
      <text:p text:style-name="Method_20_Body"/>
      <text:p text:style-name="Method_20_Body">The <text:span text:style-name="Class_20_Variables">Serialize_Source</text:span> property of the <text:span text:style-name="Class_20_Variables">$properties</text:span> class property is returned.</text:p>
      <text:p text:style-name="Method_20_Body"/>
      <text:p text:style-name="Method_20_Body"/>
      <text:h text:style-name="P13" text:outline-level="5"><text:bookmark-start text:name="adapter"/>adapter<text:bookmark-end text:name="adapter"/></text:h>
      <text:p text:style-name="Method_20_Body"/>
      <text:p text:style-name="Method_20_Body">Returns the adapter class property.</text:p>
      <text:p text:style-name="Method_20_Body"/>
      <text:p text:style-name="P5">/**</text:p>
      <text:p text:style-name="P5"><text:s/>* adapter</text:p>
      <text:p text:style-name="P5"><text:s/>*</text:p>
      <text:p text:style-name="P5"><text:s/>* Returns the adapter class property.</text:p>
      <text:p text:style-name="P5"><text:s/>* <text:span text:style-name="T3">@return</text:span> object $adapter = adapter.</text:p>
      <text:p text:style-name="P5"><text:s/>*/</text:p>
      <text:p text:style-name="P5">public function adapter()</text:p>
      <text:p text:style-name="P5">{</text:p>
      <text:p text:style-name="P5"><text:tab/>return $this-&gt;fileio;</text:p>
      <text:p text:style-name="P5">}</text:p>
      <text:p text:style-name="Method_20_Body"/>
      <text:p text:style-name="Method_20_Body">The <text:span text:style-name="Class_20_Variables">$fileio</text:span> class property is returned.</text:p>
      <text:p text:style-name="Method_20_Body"/>
      <text:p text:style-name="Method_20_Body"/>
      <text:h text:style-name="P13" text:outline-level="5"><text:bookmark-start text:name="properties"/>properties<text:bookmark-end text:name="properties"/></text:h>
      <text:p text:style-name="Method_20_Body"/>
      <text:p text:style-name="Method_20_Body">(Sets and) returns the <text:span text:style-name="Class_20_Variables">Properties</text:span> class property.</text:p>
      <text:p text:style-name="Method_20_Body"/>
      <text:p text:style-name="P5">/**</text:p>
      <text:p text:style-name="P5"><text:s/>* properties</text:p>
      <text:p text:style-name="P5"><text:s/>*</text:p>
      <text:p text:style-name="P5"><text:s/>* (Sets and) returns the connection properties.</text:p>
      <text:p text:style-name="P5"><text:s/>* <text:span text:style-name="T3">@param</text:span> object $properties = (optional) connection properties</text:p>
      <text:p text:style-name="P5"><text:s/>* <text:span text:style-name="T3">@return</text:span> object $properties</text:p>
      <text:p text:style-name="P5"><text:s/>*/</text:p>
      <text:p text:style-name="P5">public function properties($properties=null)</text:p>
      <text:p text:style-name="Method_20_Code_20_Listing"><text:span text:style-name="T5">{</text:span></text:p>
      <text:p text:style-name="P5"><text:tab/>if ($properties !== null)</text:p>
      <text:p text:style-name="P5"><text:tab/>{</text:p>
      <text:p text:style-name="P5"><text:tab/><text:tab/>$this-&gt;properties = $properties;</text:p>
      <text:p text:style-name="P5"><text:tab/>}</text:p>
      <text:p text:style-name="P5"/>
      <text:p text:style-name="P5"><text:tab/>return $this-&gt;properties;</text:p>
      <text:p text:style-name="P5">}</text:p>
      <text:p text:style-name="Method_20_Body"/>
      <text:p text:style-name="Method_20_Body">The <text:span text:style-name="Class_20_Variables">properties</text:span> method expects a single, optional parameter:</text:p>
      <text:p text:style-name="Method_20_Body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7">Properties</text:p>
          </table:table-cell>
          <table:table-cell table:style-name="Table12.B1" office:value-type="string">
            <text:p text:style-name="P7">Description</text:p>
          </table:table-cell>
        </table:table-row>
        <table:table-row>
          <table:table-cell table:style-name="Table12.A2" office:value-type="string">
            <text:p text:style-name="P10">$properties</text:p>
          </table:table-cell>
          <table:table-cell table:style-name="Table12.B2" office:value-type="string">
            <text:p text:style-name="P4">The <text:span text:style-name="Class_20_Variables">Properties</text:span> instance to set.</text:p>
          </table:table-cell>
        </table:table-row>
      </table:table>
      <text:p text:style-name="Method_20_Body"/>
      <text:p text:style-name="Method_20_Body">If the <text:span text:style-name="Class_20_Variables">$properties</text:span> parameter is not null, the <text:span text:style-name="Class_20_Variables">$properties</text:span> parameter is stored in the <text:span text:style-name="Class_20_Variables">$properties</text:span> class property.</text:p>
      <text:p text:style-name="Method_20_Body"/>
      <text:p text:style-name="Method_20_Body">The <text:span text:style-name="Class_20_Variables">$properties</text:span> class property is returned.</text:p>
      <text:p text:style-name="Method_20_Body"/>
      <text:p text:style-name="Method_20_Body"/>
      <text:h text:style-name="P13" text:outline-level="5"><text:bookmark-start text:name="buffer"/>buffer<text:bookmark-end text:name="buffer"/></text:h>
      <text:p text:style-name="Method_20_Body"/>
      <text:p text:style-name="Method_20_Body">Returns the contents of the buffer class property.</text:p>
      <text:p text:style-name="Method_20_Body"/>
      <text:p text:style-name="P5">/**</text:p>
      <text:p text:style-name="P5"><text:s/>* buffer</text:p>
      <text:p text:style-name="P5"><text:s/>*</text:p>
      <text:p text:style-name="P5"><text:s/>* Returns the contents of the buffer class property.</text:p>
      <text:p text:style-name="P5"><text:s/>* <text:span text:style-name="T3">@return</text:span> string $buffer</text:p>
      <text:p text:style-name="P5"><text:s/>*/</text:p>
      <text:p text:style-name="P5">public function buffer()</text:p>
      <text:p text:style-name="P5">{</text:p>
      <text:p text:style-name="P5"><text:tab/>return $this-&gt;buffer;</text:p>
      <text:p text:style-name="P5">}</text:p>
      <text:p text:style-name="Method_20_Body"/>
      <text:p text:style-name="Method_20_Body">The <text:span text:style-name="Class_20_Variables">$buffer</text:span> class property is returned.</text:p>
      <text:p text:style-name="Method_20_Body"/>
      <text:h text:style-name="P12" text:outline-level="3">Source Listing</text:h>
      <text:p text:style-name="Coding_20_Body"/>
      <text:p text:style-name="P6">&lt;?php</text:p>
      <text:p text:style-name="P6">namespace Library\Serialize;</text:p>
      <text:p text:style-name="P6">use Library\Error;</text:p>
      <text:p text:style-name="P6"/>
      <text:p text:style-name="P6">/*</text:p>
      <text:p text:style-name="P6"><text:s/>* <text:tab/>Serialize\FileIO is copyright © 2012. EarthWalk Software.</text:p>
      <text:p text:style-name="P6"><text:s/>* <text:tab/>Licensed under the Academic Free License version 3.0.</text:p>
      <text:p text:style-name="P6"><text:s/>* <text:tab/>Refer to the file named License.txt provided with the source,</text:p>
      <text:p text:style-name="P6"><text:s/>* <text:tab/> <text:s text:c="2"/>or from http://opensource.org/licenses/academic.php</text:p>
      <text:p text:style-name="P6"><text:s/>*/</text:p>
      <text:p text:style-name="P6">/**</text:p>
      <text:p text:style-name="P6"><text:s/>* Serialize\FileIO.</text:p>
      <text:p text:style-name="P6"><text:s/>*</text:p>
      <text:p text:style-name="P6"><text:s/>* Serialize adapter class.</text:p>
      <text:p text:style-name="P6"><text:s/>* <text:span text:style-name="T3">@author</text:span> Jay Wheeler.</text:p>
      <text:p text:style-name="P6"><text:s/>* <text:span text:style-name="T3">@version</text:span> 1.0</text:p>
      <text:p text:style-name="P6"><text:s/>* <text:span text:style-name="T3">@copyright</text:span> © 2012. EarthWalk Software.</text:p>
      <text:p text:style-name="P6"><text:s/>* <text:span text:style-name="T3">@license</text:span> Licensed under the Academic Free License version 3.0.</text:p>
      <text:p text:style-name="P6"><text:s/>* <text:span text:style-name="T3">@package</text:span> Library</text:p>
      <text:p text:style-name="P6"><text:s/>* <text:span text:style-name="T3">@subpackage</text:span> Serialize.</text:p>
      <text:p text:style-name="P6"><text:s/>*/</text:p>
      <text:p text:style-name="P6">class FileIO implements iSerialize</text:p>
      <text:p text:style-name="P6">{</text:p>
      <text:p text:style-name="P6"><text:tab/>/**</text:p>
      <text:p text:style-name="P6"><text:tab/> * properties</text:p>
      <text:p text:style-name="P6"><text:tab/> *</text:p>
      <text:p text:style-name="P6"><text:tab/> * Library\Properties object</text:p>
      <text:p text:style-name="P6"><text:tab/> * <text:span text:style-name="T3">@var</text:span> object $properties</text:p>
      <text:p text:style-name="P6"><text:tab/> */</text:p>
      <text:p text:style-name="P6"><text:tab/>protected<text:tab/><text:tab/>$properties;</text:p>
      <text:p text:style-name="P6"/>
      <text:p text:style-name="P6"><text:tab/>/**</text:p>
      <text:p text:style-name="P6"><text:tab/> * buffer</text:p>
      <text:p text:style-name="P6"><text:tab/> *</text:p>
      <text:p text:style-name="P6"><text:tab/> * Contents of the buffer</text:p>
      <text:p text:style-name="P6"><text:tab/> * <text:span text:style-name="T3">@var</text:span> mixed $buffer</text:p>
      <text:p text:style-name="P6"><text:tab/> */</text:p>
      <text:p text:style-name="P6"><text:tab/>protected<text:tab/><text:tab/>$buffer;</text:p>
      <text:p text:style-name="P6"/>
      <text:p text:style-name="P6"><text:tab/>/**</text:p>
      <text:p text:style-name="P6"><text:tab/> * fileio</text:p>
      <text:p text:style-name="P6"><text:tab/> *</text:p>
      <text:p text:style-name="P6"><text:tab/> * Library\FileIO factory generated object</text:p>
      <text:p text:style-name="P6"><text:tab/> * <text:span text:style-name="T3">@var</text:span> object $fileio</text:p>
      <text:p text:style-name="P6"><text:tab/> */</text:p>
      <text:p text:style-name="P6"><text:tab/>protected<text:tab/><text:tab/>$fileio;</text:p>
      <text:p text:style-name="P6"/>
      <text:p text:style-name="P6"/>
      <text:p text:style-name="P22"><text:tab/>/**</text:p>
      <text:p text:style-name="P6"><text:tab/> * __construct</text:p>
      <text:p text:style-name="P6"><text:tab/> *</text:p>
      <text:p text:style-name="P6"><text:tab/> * Class constructor</text:p>
      <text:p text:style-name="P6"><text:tab/> * <text:span text:style-name="T3">@param</text:span> array $properties = (optional) Library\Properties instance</text:p>
      <text:p text:style-name="P6"><text:tab/> */</text:p>
      <text:p text:style-name="P6"><text:tab/>public function __construct($properties=null)</text:p>
      <text:p text:style-name="P6"><text:tab/>{</text:p>
      <text:p text:style-name="P6"><text:tab/><text:tab/>if ($this-&gt;properties($properties))</text:p>
      <text:p text:style-name="P6"><text:tab/><text:tab/>{</text:p>
      <text:p text:style-name="P6"><text:tab/><text:tab/><text:tab/>$this-&gt;properties-&gt;setProperties(array('FileIO_Mode'<text:tab/>=&gt; 'r',</text:p>
      <text:p text:style-name="P6"><text:tab/><text:tab/> <text:s text:c="3"/><text:tab/> <text:s text:c="21"/><text:tab/><text:tab/> <text:s text:c="3"/>'FileIO_Adapter' =&gt; 'fileobject'),</text:p>
      <text:p text:style-name="P6"><text:tab/><text:tab/><text:tab/><text:tab/><text:tab/><text:tab/><text:tab/><text:tab/>false);</text:p>
      <text:p text:style-name="P6"><text:tab/><text:tab/>}</text:p>
      <text:p text:style-name="P6"/>
      <text:p text:style-name="P6"><text:tab/><text:tab/>$this-&gt;buffer = '';</text:p>
      <text:p text:style-name="P6"><text:tab/>}</text:p>
      <text:p text:style-name="P6"/>
      <text:p text:style-name="P6"><text:tab/>/**</text:p>
      <text:p text:style-name="P6"><text:tab/> * __destruct</text:p>
      <text:p text:style-name="P6"><text:tab/> *</text:p>
      <text:p text:style-name="P6"><text:tab/> * Class destructor</text:p>
      <text:p text:style-name="P6"><text:tab/> * <text:span text:style-name="T3">@return</text:span> null</text:p>
      <text:p text:style-name="P6"><text:tab/> */</text:p>
      <text:p text:style-name="P6"><text:tab/>public function __destruct()</text:p>
      <text:p text:style-name="P6"><text:tab/>{</text:p>
      <text:p text:style-name="P6"><text:tab/>}</text:p>
      <text:p text:style-name="P6"/>
      <text:p text:style-name="P6"><text:s text:c="2"/><text:tab/>/**</text:p>
      <text:p text:style-name="P6"><text:s text:c="2"/><text:tab/> * connect.</text:p>
      <text:p text:style-name="P6"><text:s text:c="2"/><text:tab/> *</text:p>
      <text:p text:style-name="P6"><text:s text:c="2"/><text:tab/> * Connect to the adapter.</text:p>
      <text:p text:style-name="P6"><text:s text:c="2"/><text:tab/> * <text:span text:style-name="T3">@param</text:span> array $properties = (optional) associative parameter array</text:p>
      <text:p text:style-name="P6"><text:s text:c="2"/><text:tab/> * <text:span text:style-name="T3">@throws</text:span> Library\Factory\Exception, Library\FileIO\Exception.</text:p>
      <text:p text:style-name="P6"><text:s text:c="2"/><text:tab/> */</text:p>
      <text:p text:style-name="P6"><text:tab/>public function connect($properties=null)</text:p>
      <text:p text:style-name="P6"><text:tab/>{</text:p>
      <text:p text:style-name="P6"><text:tab/><text:tab/>$this-&gt;properties($properties);</text:p>
      <text:p text:style-name="P6"/>
      <text:p text:style-name="P6"><text:tab/><text:tab/>if ($this-&gt;fileio)</text:p>
      <text:p text:style-name="P6"><text:tab/><text:tab/>{</text:p>
      <text:p text:style-name="P6"><text:tab/><text:tab/><text:tab/>$this-&gt;disconnect();</text:p>
      <text:p text:style-name="P6"><text:tab/><text:tab/>}</text:p>
      <text:p text:style-name="P6"/>
      <text:p text:style-name="P6"><text:tab/><text:tab/>$this-&gt;fileio = </text:p>
      <text:p text:style-name="P6"><text:tab/><text:tab/> \Library\FileIO\Factory::instantiateClass($this-&gt;properties-&gt;FileIO_Adapter, </text:p>
      <text:p text:style-name="P6"><text:tab/><text:tab/><text:tab/><text:tab/><text:tab/><text:tab/><text:tab/><text:tab/> <text:s/>$this-&gt;properties-&gt;Serialize_Source,</text:p>
      <text:p text:style-name="P6"><text:tab/><text:tab/> <text:s text:c="21"/><text:tab/><text:tab/><text:tab/> <text:s/>$this-&gt;properties-&gt;FileIO_Mode);</text:p>
      <text:p text:style-name="P6"><text:tab/>}</text:p>
      <text:p text:style-name="P6"/>
      <text:p text:style-name="P6"/>
      <text:p text:style-name="P22"><text:s text:c="2"/><text:tab/>/**</text:p>
      <text:p text:style-name="P6"><text:s text:c="2"/><text:tab/> * disconnect.</text:p>
      <text:p text:style-name="P6"><text:s text:c="2"/><text:tab/> *</text:p>
      <text:p text:style-name="P6"><text:s text:c="2"/><text:tab/> * Disconnect the caller.</text:p>
      <text:p text:style-name="P6"><text:s text:c="2"/><text:tab/> * <text:span text:style-name="T3">@return</text:span> boolean true = successful, false = unable to disconnect.</text:p>
      <text:p text:style-name="P6"><text:s text:c="2"/><text:tab/> */</text:p>
      <text:p text:style-name="P6"><text:tab/>public function disconnect()</text:p>
      <text:p text:style-name="P6"><text:tab/>{</text:p>
      <text:p text:style-name="P6"><text:tab/><text:tab/>unset($this-&gt;fileio);</text:p>
      <text:p text:style-name="P6"><text:tab/><text:tab/>return true;</text:p>
      <text:p text:style-name="P6"><text:tab/>}</text:p>
      <text:p text:style-name="P6"/>
      <text:p text:style-name="P6"><text:tab/>/**</text:p>
      <text:p text:style-name="P6"><text:tab/> * read</text:p>
      <text:p text:style-name="P6"><text:tab/> *</text:p>
      <text:p text:style-name="P6"><text:tab/> * Read the object from the specified source without unserializing.</text:p>
      <text:p text:style-name="P6"><text:tab/> * <text:span text:style-name="T3">@return</text:span> string $buffer = response buffer</text:p>
      <text:p text:style-name="P6"><text:tab/> * <text:span text:style-name="T3">@throws</text:span> Library\Serialize\Exception</text:p>
      <text:p text:style-name="P6"><text:tab/> */</text:p>
      <text:p text:style-name="P6"><text:tab/>public function read($source=null)</text:p>
      <text:p text:style-name="P6"><text:tab/>{</text:p>
      <text:p text:style-name="P6"><text:tab/><text:tab/>if (! $this-&gt;properties)</text:p>
      <text:p text:style-name="P6"><text:tab/><text:tab/>{</text:p>
      <text:p text:style-name="P6"><text:tab/><text:tab/><text:tab/>throw new Exception (Error::code('MissingRequiredProperties'));</text:p>
      <text:p text:style-name="P6"><text:tab/><text:tab/>}</text:p>
      <text:p text:style-name="P6"/>
      <text:p text:style-name="P6"><text:tab/><text:tab/>$this-&gt;properties-&gt;FileIO_Mode = 'r';</text:p>
      <text:p text:style-name="P6"/>
      <text:p text:style-name="P6"><text:tab/><text:tab/>if (! $this-&gt;source($source))</text:p>
      <text:p text:style-name="P6"><text:tab/><text:tab/>{</text:p>
      <text:p text:style-name="P6"><text:tab/><text:tab/><text:tab/>throw new Exception(Error::code('MissingFilename'));</text:p>
      <text:p text:style-name="P6"><text:tab/><text:tab/>}</text:p>
      <text:p text:style-name="P6"/>
      <text:p text:style-name="P6"><text:tab/><text:tab/>$this-&gt;connect();</text:p>
      <text:p text:style-name="P6"/>
      <text:p text:style-name="P6"><text:tab/><text:tab/>$this-&gt;buffer = '';</text:p>
      <text:p text:style-name="P6"><text:tab/><text:tab/>foreach($this-&gt;fileio as $lineNumber =&gt; $line)</text:p>
      <text:p text:style-name="P6"><text:tab/><text:tab/>{</text:p>
      <text:p text:style-name="P6"><text:tab/><text:tab/><text:tab/>$this-&gt;buffer .= $line;</text:p>
      <text:p text:style-name="P6"><text:tab/><text:tab/>}</text:p>
      <text:p text:style-name="P6"/>
      <text:p text:style-name="P6"><text:tab/><text:tab/>return $this-&gt;buffer;</text:p>
      <text:p text:style-name="P6"><text:tab/>}</text:p>
      <text:p text:style-name="P6"/>
      <text:p text:style-name="P6"/>
      <text:p text:style-name="P22"><text:tab/>/**</text:p>
      <text:p text:style-name="P6"><text:tab/> * write</text:p>
      <text:p text:style-name="P6"><text:tab/> *</text:p>
      <text:p text:style-name="P6"><text:tab/> * Write the object to the designated source.</text:p>
      <text:p text:style-name="P6"><text:tab/> * <text:span text:style-name="T3">@param</text:span> string $buffer = buffer to write</text:p>
      <text:p text:style-name="P6"><text:tab/> * <text:span text:style-name="T3">@param</text:span> string $source = (optional) path to the file, null to use current</text:p>
      <text:p text:style-name="P6"><text:tab/> * <text:span text:style-name="T3">@throws</text:span> Library\Serialize\Exception</text:p>
      <text:p text:style-name="P6"><text:tab/> */</text:p>
      <text:p text:style-name="P6"><text:tab/>public function write(&amp;$buffer, $source=null)</text:p>
      <text:p text:style-name="P6"><text:tab/>{</text:p>
      <text:p text:style-name="P6"><text:tab/><text:tab/>if (! $buffer)</text:p>
      <text:p text:style-name="P6"><text:tab/><text:tab/>{</text:p>
      <text:p text:style-name="P6"><text:tab/><text:tab/><text:tab/>throw new Exception(Error::code('EmptyBuffer'));</text:p>
      <text:p text:style-name="P6"><text:tab/><text:tab/>}</text:p>
      <text:p text:style-name="P6"/>
      <text:p text:style-name="P6"><text:tab/><text:tab/>if (! $this-&gt;source($source))</text:p>
      <text:p text:style-name="P6"><text:tab/><text:tab/>{</text:p>
      <text:p text:style-name="P6"><text:tab/><text:tab/><text:tab/>throw new Exception(Error::code('MissingFilename'));</text:p>
      <text:p text:style-name="P6"><text:tab/><text:tab/>}</text:p>
      <text:p text:style-name="P6"/>
      <text:p text:style-name="P6"><text:tab/><text:tab/>if (! $this-&gt;properties)</text:p>
      <text:p text:style-name="P6"><text:tab/><text:tab/>{</text:p>
      <text:p text:style-name="P6"><text:tab/><text:tab/><text:tab/>throw new Exception (Error::code('MissingRequiredProperties'));</text:p>
      <text:p text:style-name="P6"><text:tab/><text:tab/>}</text:p>
      <text:p text:style-name="P6"/>
      <text:p text:style-name="P6"><text:tab/><text:tab/>$this-&gt;properties-&gt;FileIO_Mode = 'w';</text:p>
      <text:p text:style-name="P6"/>
      <text:p text:style-name="P6"><text:tab/><text:tab/>$this-&gt;connect();</text:p>
      <text:p text:style-name="P6"/>
      <text:p text:style-name="P6"><text:tab/><text:tab/>if (! $this-&gt;fileio-&gt;fwrite($buffer, strlen($buffer)))</text:p>
      <text:p text:style-name="P6"><text:tab/><text:tab/>{</text:p>
      <text:p text:style-name="P6"><text:tab/><text:tab/><text:tab/>throw new Exception(Error::code('FileWriteError'));</text:p>
      <text:p text:style-name="P6"><text:tab/><text:tab/>}</text:p>
      <text:p text:style-name="P6"><text:tab/>}</text:p>
      <text:p text:style-name="P6"/>
      <text:p text:style-name="P6"><text:tab/>/**</text:p>
      <text:p text:style-name="P6"><text:tab/> * buffer</text:p>
      <text:p text:style-name="P6"><text:tab/> *</text:p>
      <text:p text:style-name="P6"><text:tab/> * Returns the contents of the buffer class property.</text:p>
      <text:p text:style-name="P6"><text:tab/> * <text:span text:style-name="T3">@return</text:span> mixed $buffer</text:p>
      <text:p text:style-name="P6"><text:tab/> */</text:p>
      <text:p text:style-name="P6"><text:tab/>public function buffer()</text:p>
      <text:p text:style-name="P6"><text:tab/>{</text:p>
      <text:p text:style-name="P6"><text:tab/><text:tab/>return $this-&gt;buffer;</text:p>
      <text:p text:style-name="P6"><text:tab/>}</text:p>
      <text:p text:style-name="P6"/>
      <text:p text:style-name="P6"><text:tab/>/**</text:p>
      <text:p text:style-name="P6"><text:tab/> * adapter</text:p>
      <text:p text:style-name="P6"><text:tab/> *</text:p>
      <text:p text:style-name="P6"><text:tab/> * Returns the adapter class property.</text:p>
      <text:p text:style-name="P6"><text:tab/> * <text:span text:style-name="T3">@return</text:span> object $fileio</text:p>
      <text:p text:style-name="P6"><text:tab/> */</text:p>
      <text:p text:style-name="P6"><text:tab/>public function adapter()</text:p>
      <text:p text:style-name="P6"><text:tab/>{</text:p>
      <text:p text:style-name="P6"><text:tab/><text:tab/>return $this-&gt;fileio;</text:p>
      <text:p text:style-name="P6"><text:tab/>}</text:p>
      <text:p text:style-name="P6"/>
      <text:p text:style-name="P6"/>
      <text:p text:style-name="P22"><text:tab/>/**</text:p>
      <text:p text:style-name="P6"><text:tab/> * source</text:p>
      <text:p text:style-name="P6"><text:tab/> *</text:p>
      <text:p text:style-name="P6"><text:tab/> * (Sets and) returns the source name.</text:p>
      <text:p text:style-name="P6"><text:tab/> * <text:span text:style-name="T3">@param</text:span> string $source = (optional) source name, null to query</text:p>
      <text:p text:style-name="P6"><text:tab/> * <text:span text:style-name="T3">@return</text:span> string $source</text:p>
      <text:p text:style-name="P6"><text:tab/> */</text:p>
      <text:p text:style-name="P6"><text:tab/>public function source($source=null)</text:p>
      <text:p text:style-name="P6"><text:tab/>{</text:p>
      <text:p text:style-name="P6"><text:tab/><text:tab/>if ($source !== null)</text:p>
      <text:p text:style-name="P6"><text:tab/><text:tab/>{</text:p>
      <text:p text:style-name="P6"><text:tab/><text:tab/><text:tab/>$this-&gt;properties-&gt;Serialize_Source = $source;</text:p>
      <text:p text:style-name="P6"><text:tab/><text:tab/>}</text:p>
      <text:p text:style-name="P6"/>
      <text:p text:style-name="P6"><text:tab/><text:tab/>return $this-&gt;properties-&gt;Serialize_Source;</text:p>
      <text:p text:style-name="P6"><text:tab/>}</text:p>
      <text:p text:style-name="P6"/>
      <text:p text:style-name="P6"><text:s text:c="2"/><text:tab/>/**</text:p>
      <text:p text:style-name="P6"><text:tab/> * properties</text:p>
      <text:p text:style-name="P6"><text:tab/> *</text:p>
      <text:p text:style-name="P6"><text:tab/> * get/set the connection properties</text:p>
      <text:p text:style-name="P6"><text:tab/> * <text:span text:style-name="T3">@param</text:span> array $properties = (optional) connection properties</text:p>
      <text:p text:style-name="P6"><text:tab/> * <text:span text:style-name="T3">@return</text:span> array $properties</text:p>
      <text:p text:style-name="P6"><text:tab/> */</text:p>
      <text:p text:style-name="P6"><text:tab/>public function properties($properties=null)</text:p>
      <text:p text:style-name="P6"><text:tab/>{</text:p>
      <text:p text:style-name="P6"><text:tab/><text:tab/>if ($properties !== null)</text:p>
      <text:p text:style-name="P6"><text:tab/><text:tab/>{</text:p>
      <text:p text:style-name="P6"><text:tab/><text:tab/><text:tab/>$this-&gt;properties = $properties;</text:p>
      <text:p text:style-name="P6"><text:tab/><text:tab/>}</text:p>
      <text:p text:style-name="P6"/>
      <text:p text:style-name="P6"><text:tab/><text:tab/>return $this-&gt;properties;</text:p>
      <text:p text:style-name="P6"><text:tab/>}</text:p>
      <text:p text:style-name="P6"/>
      <text:p text:style-name="P6">}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Class_20_Default" style:display-name="Class Default" style:family="paragraph">
      <style:text-properties style:font-name="DejaVu Serif" fo:font-size="11pt" style:font-weight-asian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<text:tab/>Serialize\FileIO<text:tab/><text:tab/><text:tab/><text:page-number text:select-page="current">2</text:page-number><text:tab/><text:tab/><text:tab/><text:date style:data-style-name="N76" text:date-value="2012-07-23T12:44:45.99">July 23,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12T12:20:05</meta:creation-date>
    <dc:title>ClassDefault</dc:title>
    <meta:editing-duration>PT13H30M04S</meta:editing-duration>
    <meta:editing-cycles>60</meta:editing-cycles>
    <meta:generator>OpenOffice.org/3.2$Linux OpenOffice.org_project/320m12$Build-9483</meta:generator>
    <meta:initial-creator>Jay Wheeler</meta:initial-creator>
    <dc:date>2012-07-23T12:44:46</dc:date>
    <dc:creator>Jay Wheeler</dc:creator>
    <meta:document-statistic meta:table-count="9" meta:image-count="0" meta:object-count="0" meta:page-count="19" meta:paragraph-count="490" meta:word-count="1743" meta:character-count="12995"/>
    <meta:template xlink:type="simple" xlink:actuate="onRequest" xlink:title="ClassDefault" xlink:href="../ClassDefault.ott" meta:date="2012-06-12T12:20:04"/>
  </office:meta>
</office:document-meta>
</file>